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9d1" officeooo:paragraph-rsid="000d89d1"/>
    </style:style>
    <style:style style:name="P2" style:family="paragraph" style:parent-style-name="Standard">
      <style:text-properties officeooo:rsid="000eb8d8" officeooo:paragraph-rsid="000eb8d8"/>
    </style:style>
    <style:style style:name="P3" style:family="paragraph" style:parent-style-name="Standard">
      <style:text-properties officeooo:rsid="000fadc4" officeooo:paragraph-rsid="000fadc4"/>
    </style:style>
    <style:style style:name="P4" style:family="paragraph" style:parent-style-name="Standard">
      <style:text-properties officeooo:rsid="00109d94" officeooo:paragraph-rsid="00109d94"/>
    </style:style>
    <style:style style:name="P5" style:family="paragraph" style:parent-style-name="Standard">
      <style:text-properties officeooo:rsid="0011a0cd" officeooo:paragraph-rsid="0011a0cd"/>
    </style:style>
    <style:style style:name="P6" style:family="paragraph" style:parent-style-name="Standard">
      <style:text-properties officeooo:rsid="00136664" officeooo:paragraph-rsid="00136664"/>
    </style:style>
    <style:style style:name="P7" style:family="paragraph" style:parent-style-name="Standard">
      <style:text-properties officeooo:rsid="0013a53f" officeooo:paragraph-rsid="0013a53f"/>
    </style:style>
    <style:style style:name="P8" style:family="paragraph" style:parent-style-name="Standard">
      <style:text-properties officeooo:rsid="0013c20d" officeooo:paragraph-rsid="0013c20d"/>
    </style:style>
    <style:style style:name="P9" style:family="paragraph" style:parent-style-name="Standard">
      <style:text-properties officeooo:rsid="001549f4" officeooo:paragraph-rsid="001549f4"/>
    </style:style>
    <style:style style:name="P10" style:family="paragraph" style:parent-style-name="Standard">
      <style:text-properties officeooo:rsid="00156f83" officeooo:paragraph-rsid="00156f83"/>
    </style:style>
    <style:style style:name="P11" style:family="paragraph" style:parent-style-name="Standard">
      <style:text-properties officeooo:rsid="00157efd" officeooo:paragraph-rsid="00157efd"/>
    </style:style>
    <style:style style:name="T1" style:family="text">
      <style:text-properties officeooo:rsid="000fadc4"/>
    </style:style>
    <style:style style:name="T2" style:family="text">
      <style:text-properties officeooo:rsid="00109d9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3a53f" style:font-style-asian="normal" style:font-style-complex="normal"/>
    </style:style>
    <style:style style:name="T6" style:family="text">
      <style:text-properties fo:font-style="normal" officeooo:rsid="001549f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videos práctica 3 dsi</text:p>
      <text:p text:style-name="P1"/>
      <text:p text:style-name="P1">Ir a la página can i use .com. Podemos mirar las API para ver en que navegadores están disponibles y en cuales no. </text:p>
      <text:p text:style-name="P1"/>
      <text:p text:style-name="P2">Mirar en que navegadores funciona la API</text:p>
      <text:p text:style-name="P2"/>
      <text:p text:style-name="P2">//vibracion de 1000ms</text:p>
      <text:p text:style-name="P2">navigator.vibrate(1000); </text:p>
      <text:p text:style-name="P2"/>
      <text:p text:style-name="P2">Es un método que le pasamos por parametro un valor numero o un array de numeros. El metodo vibrate esta dentro de un objeto llamado navigator. </text:p>
      <text:p text:style-name="P2"/>
      <text:p text:style-name="P2">If (‘vibrate’ in navigator)</text:p>
      <text:p text:style-name="P2"><text:tab/>navigator.vibrate(500);</text:p>
      <text:p text:style-name="P2"/>
      <text:p text:style-name="P2">//Vibracion del patron de S.O.S</text:p>
      <text:p text:style-name="P2"/>
      <text:p text:style-name="P2">navigator.vibrate([500, 30, 100, 30, 100, 200, 200, 30, 200, 30, 200, 200, 100, 30, 100, 30, 100]);</text:p>
      <text:p text:style-name="P2"/>
      <text:p text:style-name="P2">//<text:span text:style-name="T1">Modalidad numero 1 (directamente)</text:span></text:p>
      <text:p text:style-name="P2"/>
      <text:p text:style-name="P3">cons value = localStorage.name;</text:p>
      <text:p text:style-name="P3">localStorage.name = “value”;</text:p>
      <text:p text:style-name="P3"/>
      <text:p text:style-name="P3">***<text:span text:style-name="T2">importante***</text:span></text:p>
      <text:p text:style-name="P3"/>
      <text:p text:style-name="P4">sessionStorage: Se borran al cerrar la pestaña</text:p>
      <text:p text:style-name="P4">localStorage: No se borran al cerrar la pestaña</text:p>
      <text:p text:style-name="P4"/>
      <text:p text:style-name="P5">Battery API</text:p>
      <text:p text:style-name="P5"/>
      <text:p text:style-name="P5">//Obtenemos información de la batería del dispositivo</text:p>
      <text:p text:style-name="P5"/>
      <text:p text:style-name="P5">const battery = navigator.getBattery(); //Devuelve una promesa que se guarda en la constante. </text:p>
      <text:p text:style-name="P5"/>
      <text:p text:style-name="P5">Como tenemos una promesa podemos utilizar un then que es lo que tenemos que utilizar:</text:p>
      <text:p text:style-name="P5"/>
      <text:p text:style-name="P5">battery.then(data =&gt; {</text:p>
      <text:p text:style-name="P5"><text:tab/>data.charging //Si la bateria esta cargabdo</text:p>
      <text:p text:style-name="P5"><text:tab/>data.chargingTime //Segundos para que la bateria este cargada totalmente</text:p>
      <text:p text:style-name="P5"><text:tab/>data.dischargingTime //Segundos para que la bateria este descargada totalmente</text:p>
      <text:p text:style-name="P5"><text:tab/>data.level //Nivel de carga de bateria </text:p>
      <text:p text:style-name="P5"/>
      <text:p text:style-name="P6">Eventos de la API</text:p>
      <text:p text:style-name="P6"/>
      <text:p text:style-name="P6">battery.then(data =&gt; {</text:p>
      <text:p text:style-name="P6"><text:tab/>data.onchargingchange = () =&gt; {} //<text:span text:style-name="T3">carga</text:span><text:span text:style-name="T4">/descarga</text:span></text:p>
      <text:p text:style-name="P6"><text:span text:style-name="T4"><text:tab/>data.onchargingtimechange = () =&gt; {} //tiempo carga</text:span></text:p>
      <text:p text:style-name="P6"><text:span text:style-name="T4"><text:tab/></text:span></text:p>
      <text:p text:style-name="P6"><text:span text:style-name="T4"/></text:p>
      <text:p text:style-name="P6"><text:span text:style-name="T4"/></text:p>
      <text:p text:style-name="P6"><text:soft-page-break/><text:span text:style-name="T4">******</text:span><text:span text:style-name="T5">IMPORTANTE******</text:span></text:p>
      <text:p text:style-name="P7"><text:span text:style-name="T4">API bateria</text:span></text:p>
      <text:p text:style-name="P7"><text:span text:style-name="T4"/></text:p>
      <text:p text:style-name="P7"><text:span text:style-name="T4">codepen.io/manz/pen/wbWqvx URL API</text:span></text:p>
      <text:p text:style-name="P7"><text:span text:style-name="T4"/></text:p>
      <text:p text:style-name="P8"><text:span text:style-name="T4">L</text:span><text:span text:style-name="T6">a</text:span><text:span text:style-name="T4"> siguiente API es la que tenemos que usar en la práctica </text:span></text:p>
      <text:p text:style-name="P8"><text:span text:style-name="T4"/></text:p>
      <text:p text:style-name="P9"><text:span text:style-name="T4">const msg = new SpeechSynthesisUtterance(); //Creamos una instancia con la constante msg</text:span></text:p>
      <text:p text:style-name="P9"><text:span text:style-name="T4"/></text:p>
      <text:p text:style-name="P9"><text:span text:style-name="T4">//atributos (idiotema y texto)</text:span></text:p>
      <text:p text:style-name="P9"><text:span text:style-name="T4"/></text:p>
      <text:p text:style-name="P9"><text:span text:style-name="T4">msg.lang = ‘es’;</text:span></text:p>
      <text:p text:style-name="P9"><text:span text:style-name="T4">msg.text <text:s/>= ‘Hola a todos’;</text:span></text:p>
      <text:p text:style-name="P9"><text:span text:style-name="T4"/></text:p>
      <text:p text:style-name="P10"><text:span text:style-name="T4">msg.rate = 0.5; //Tasa de velocidad de voz </text:span></text:p>
      <text:p text:style-name="P10"><text:span text:style-name="T4">msg.pitch = 0.4; //Tono</text:span></text:p>
      <text:p text:style-name="P10"><text:span text:style-name="T4">msg.volume = 0.4; //Volumen</text:span></text:p>
      <text:p text:style-name="P10"><text:span text:style-name="T4">msg.onstart = () =&gt; {….}; //Se ejecuta cuando empieza a hablar</text:span></text:p>
      <text:p text:style-name="P10"><text:span text:style-name="T4">msg.onend = () =&gt; {….}; //Se ejecuta cuando termine de hablar</text:span></text:p>
      <text:p text:style-name="P10"><text:span text:style-name="T4"/></text:p>
      <text:p text:style-name="P10"><text:span text:style-name="T4">Entre estas dos instancias se podrían hacer cosas, podemos poner codigo para hacer cosas especificas cuando se mencione ese texto. </text:span></text:p>
      <text:p text:style-name="P10"><text:span text:style-name="T4"/></text:p>
      <text:p text:style-name="P10"><text:span text:style-name="T4">SpeechSynthesis.speak(msg);</text:span></text:p>
      <text:p text:style-name="P10"><text:span text:style-name="T4"/></text:p>
      <text:p text:style-name="P10"><text:span text:style-name="T4"/></text:p>
      <text:p text:style-name="P11"><text:span text:style-name="T4">Hay un método llamado speechSynthesis.getVoices() motores del navegadores</text:span></text:p>
      <text:p text:style-name="P11"><text:span text:style-name="T4"/></text:p>
      <text:p text:style-name="P11"><text:span text:style-name="T4">const msg = new SpeechSynthesisUtterance();</text:span></text:p>
      <text:p text:style-name="P11"><text:span text:style-name="T4"/></text:p>
      <text:p text:style-name="P11"><text:span text:style-name="T4">msg.obboundary = (event) =&gt; {</text:span></text:p>
      <text:p text:style-name="P11"><text:span text:style-name="T4"><text:tab/>console.log(‘Se ejecuta en límite párrafo/frase’);</text:span></text:p>
      <text:p text:style-name="P11"><text:span text:style-name="T4"><text:tab/></text:span></text:p>
      <text:p text:style-name="P11"><text:span text:style-name="T4"><text:tab/>event.charIndex; //Posicion de la sentencia</text:span></text:p>
      <text:p text:style-name="P11"><text:span text:style-name="T4"><text:tab/>event.charLength; //Longitud de la palabra</text:span></text:p>
      <text:p text:style-name="P11"><text:span text:style-name="T4"><text:tab/>event.elapsedTime; //ms de tiempo transcurrido</text:span></text:p>
      <text:p text:style-name="P11"><text:span text:style-name="T4"><text:tab/>event.name; //”word” / “sentence”</text:span></text:p>
      <text:p text:style-name="P11"><text:span text:style-name="T4">};</text:span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2:09:53.590887796</meta:creation-date>
    <dc:date>2020-07-07T12:47:28.722836722</dc:date>
    <meta:editing-duration>PT37M3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353" meta:character-count="2428" meta:non-whitespace-character-count="2105"/>
  </office:meta>
</office:document-meta>
</file>